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edGroupClassLoaderManager.createClassLoader( ClassLoader parent , ServletContext servletContext , Map paramete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hieldedGroupClassLoaderManager.getClassLoader( ServletContext servletContext ,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